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3.39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9cm" fo:min-width="6.01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3cm" fo:min-width="2.0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5cm" fo:min-width="6cm"/>
    </style:style>
    <style:style style:name="gr5" style:family="graphic" style:parent-style-name="standard">
      <style:graphic-properties svg:stroke-color="#ed1c24" draw:fill-color="#ffffff" draw:textarea-horizontal-align="left" draw:textarea-vertical-align="top" draw:auto-grow-height="false" fo:min-height="2.65cm" fo:min-width="9.7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.5cm" svg:height="2.3cm" svg:x="2.8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6.516cm" svg:height="2.24cm" draw:transform="skewX (0.450644012864936) translate (13.184cm 16.0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5.1cm" svg:height="5.1cm" svg:x="4.6cm" svg:y="9.8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6.5cm" svg:height="2.4cm" svg:x="3cm" svg:y="5.2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6.516cm" svg:height="2.24cm" draw:transform="skewX (0.450644012864936) translate (4.184cm 21.3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5cm" svg:height="2.3cm" svg:x="13.2cm" svg:y="23.6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6.5cm" svg:height="2.4cm" svg:x="12.5cm" svg:y="8.7cm">
          <text:p text:style-name="P1">suma = suma + liczb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0.2cm" svg:height="2.9cm" svg:x="9.7cm" svg:y="2.1cm">
          <text:p text:style-name="P3">Program sumuje liczby podawane</text:p>
          <text:p text:style-name="P3">Przez użytkownika do momentu,</text:p>
          <text:p text:style-name="P3">Kiedy ich suma przekroczy 75.</text:p>
          <text:p text:style-name="P3">Na koniec drukuje sumę.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55cm" svg:y1="3.9cm" svg:x2="6.25cm" svg:y2="5.2cm" draw:start-shape="id1" draw:start-glue-point="8" draw:end-shape="id2" svg:d="M5550 3900v651h700v649" svg:viewBox="0 0 701 1301">
          <text:p/>
        </draw:connector>
        <draw:connector draw:style-name="gr6" draw:text-style-name="P5" draw:layer="layout" svg:x1="6.25cm" svg:y1="7.6cm" svg:x2="7.15cm" svg:y2="9.8cm" draw:start-shape="id2" draw:start-glue-point="2" draw:end-shape="id3" svg:d="M6250 7600v1100h900v1100" svg:viewBox="0 0 901 2201">
          <text:p/>
        </draw:connector>
        <draw:connector draw:style-name="gr7" draw:text-style-name="P5" draw:layer="layout" svg:x1="4.6cm" svg:y1="12.35cm" svg:x2="3.642cm" svg:y2="22.42cm" draw:start-shape="id3" draw:start-glue-point="5" draw:end-shape="id4" svg:d="M4600 12350h-2001v10070h1043" svg:viewBox="0 0 2002 10071">
          <text:p text:style-name="P1">NIE</text:p>
        </draw:connector>
        <draw:connector draw:style-name="gr7" draw:text-style-name="P5" draw:layer="layout" svg:x1="9.7cm" svg:y1="12.35cm" svg:x2="12.642cm" svg:y2="17.18cm" draw:start-shape="id3" draw:start-glue-point="7" draw:end-shape="id5" draw:end-glue-point="3" svg:d="M9700 12350h1201v4830h1741" svg:viewBox="0 0 2943 4831">
          <text:p text:style-name="P1">TAK</text:p>
        </draw:connector>
        <draw:connector draw:style-name="gr6" draw:text-style-name="P5" draw:layer="layout" svg:x1="16.442cm" svg:y1="16.06cm" svg:x2="15.75cm" svg:y2="11.1cm" draw:start-shape="id5" draw:start-glue-point="0" draw:end-shape="id6" draw:end-glue-point="2" svg:d="M16442 16060v-2480h-692v-2480" svg:viewBox="0 0 693 4961">
          <text:p/>
        </draw:connector>
        <draw:connector draw:style-name="gr6" draw:text-style-name="P5" draw:layer="layout" svg:x1="15.75cm" svg:y1="8.7cm" svg:x2="7.15cm" svg:y2="9.8cm" draw:start-shape="id6" draw:start-glue-point="0" draw:end-shape="id3" draw:end-glue-point="4" svg:d="M15750 8700v-501h-8600v1601" svg:viewBox="0 0 8601 1602">
          <text:p/>
        </draw:connector>
        <draw:connector draw:style-name="gr6" draw:text-style-name="P5" draw:layer="layout" svg:x1="10.158cm" svg:y1="22.42cm" svg:x2="13.2cm" svg:y2="24.75cm" draw:start-shape="id4" draw:start-glue-point="1" draw:end-shape="id7" svg:d="M10158 22420h1792v2330h1250" svg:viewBox="0 0 3043 2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6:07.659973837</meta:creation-date>
    <dc:date>2018-09-27T08:40:38.046514491</dc:date>
    <meta:editing-duration>PT2M</meta:editing-duration>
    <meta:editing-cycles>2</meta:editing-cycles>
    <meta:generator>LibreOffice/6.0.3.2$Linux_X86_64 LibreOffice_project/00m0$Build-2</meta:generator>
    <meta:document-statistic meta:object-count="15"/>
  </office:meta>
</office:document-meta>
</file>